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th_3cm" style:family="table-column" style:display-name="ColWidth_3cm">
      <style:table-column-properties style:column-width="3cm"/>
    </style:style>
    <style:style style:name="ColWidth_3.6cm" style:family="table-column" style:display-name="ColWidth_3.6cm">
      <style:table-column-properties style:column-width="3.6cm"/>
    </style:style>
    <style:style style:name="ColWidth_7cm" style:family="table-column" style:display-name="ColWidth_7cm">
      <style:table-column-properties style:column-width="7cm"/>
    </style:style>
    <style:style style:name="ColWidth_3.5cm" style:family="table-column" style:display-name="ColWidth_3.5cm">
      <style:table-column-properties style:column-width="3.5cm"/>
    </style:style>
    <style:style style:name="ColWidth_1cm" style:family="table-column" style:display-name="ColWidth_1cm">
      <style:table-column-properties style:column-width="1cm"/>
    </style:style>
    <style:style style:name="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RowHeight" style:family="table-row" style:display-name="RowHeight">
      <style:table-row-properties style:row-height="1.5cm"/>
    </style:style>
    <style:style style:name="CellBorders" style:family="table-cell" style:display-name="CellBorders">
      <style:table-cell-properties fo:border="0.6pt solid #000000"/>
      <style:text-properties fo:font-size="7pt" fo:font-family="Arial"/>
    </style:style>
  </office:automatic-styles>
  <office:body>
    <office:spreadsheet>
      <table:table table:name="Dati-Libri">
        <table:table-column table:style-name="ColWidth_3cm"/>
        <table:table-column table:style-name="ColWidth_3.6cm"/>
        <table:table-column table:style-name="ColWidth_7cm"/>
        <table:table-column table:style-name="ColWidth_3.5cm"/>
        <table:table-column table:style-name="ColWidth_1cm"/>
        <table:table-column table:style-name="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row table:style-name="RowHeight">
          <table:table-cell table:style-name="CellBorders">
            <text:p>06/11/2024</text:p>
          </table:table-cell>
          <table:table-cell table:style-name="CellBorders">
            <text:p>3807991129</text:p>
          </table:table-cell>
          <table:table-cell table:style-name="CellBorders">
            <text:p>Andrei</text:p>
          </table:table-cell>
          <table:table-cell table:style-name="CellBorders">
            <text:p>tarlev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Scuola</text:p>
          </table:table-cell>
          <table:table-cell table:style-name="CellBorders">
            <text:p/>
          </table:table-cell>
          <table:table-cell table:style-name="CellBorders">
            <text:p>4G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Acconc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Buono Usat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Codice Volume</text:p>
          </table:table-cell>
          <table:table-cell table:style-name="CellBorders">
            <text:p>Materia / Disciplina</text:p>
          </table:table-cell>
          <table:table-cell table:style-name="CellBorders">
            <text:p>Titolo / Sottotitolo</text:p>
          </table:table-cell>
          <table:table-cell table:style-name="CellBorders">
            <text:p>Editore</text:p>
          </table:table-cell>
          <table:table-cell table:style-name="CellBorders">
            <text:p>Prezzo</text:p>
          </table:table-cell>
          <table:table-cell table:style-name="CellBorders">
            <text:p>Deve</text:p>
          </table:table-cell>
          <table:table-cell table:style-name="CellBorders">
            <text:p>Pagato</text:p>
          </table:table-cell>
          <table:table-cell table:style-name="CellBorders">
            <text:p>Magazzino</text:p>
          </table:table-cell>
          <table:table-cell table:style-name="CellBorders">
            <text:p>ORD</text:p>
          </table:table-cell>
          <table:table-cell table:style-name="CellBorders">
            <text:p>ARR</text:p>
          </table:table-cell>
          <table:table-cell table:style-name="CellBorders">
            <text:p>CONSE</text:p>
          </table:table-cell>
        </table:table-row>
        <table:table-row table:style-name="RowHeight">
          <table:table-cell table:style-name="CellBorders">
            <text:p>9788805075492 </text:p>
          </table:table-cell>
          <table:table-cell table:style-name="CellBorders">
            <text:p>RELIGIONE </text:p>
          </table:table-cell>
          <table:table-cell table:style-name="CellBorders">
            <text:p>ARCOBALENI </text:p>
          </table:table-cell>
          <table:table-cell table:style-name="CellBorders">
            <text:p>SEI </text:p>
          </table:table-cell>
          <table:table-cell table:style-name="CellBorders">
            <text:p>19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721 </text:p>
          </table:table-cell>
          <table:table-cell table:style-name="CellBorders">
            <text:p>ITALIANO </text:p>
          </table:table-cell>
          <table:table-cell table:style-name="CellBorders">
            <text:p>DIVINA COMMEDIA (LA) </text:p>
          </table:table-cell>
          <table:table-cell table:style-name="CellBorders">
            <text:p>SEI </text:p>
          </table:table-cell>
          <table:table-cell table:style-name="CellBorders">
            <text:p>32,6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869868 </text:p>
          </table:table-cell>
          <table:table-cell table:style-name="CellBorders">
            <text:p>ITALIANO LETTERATURA </text:p>
          </table:table-cell>
          <table:table-cell table:style-name="CellBorders">
            <text:p>VOLA ALTA PAROLA 3 </text:p>
          </table:table-cell>
          <table:table-cell table:style-name="CellBorders">
            <text:p>TRECCANI GIUNTI TVP </text:p>
          </table:table-cell>
          <table:table-cell table:style-name="CellBorders">
            <text:p>27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869875 </text:p>
          </table:table-cell>
          <table:table-cell table:style-name="CellBorders">
            <text:p>ITALIANO LETTERATURA </text:p>
          </table:table-cell>
          <table:table-cell table:style-name="CellBorders">
            <text:p>VOLA ALTA PAROLA 4 </text:p>
          </table:table-cell>
          <table:table-cell table:style-name="CellBorders">
            <text:p>TRECCANI GIUNTI TVP </text:p>
          </table:table-cell>
          <table:table-cell table:style-name="CellBorders">
            <text:p>27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869905 </text:p>
          </table:table-cell>
          <table:table-cell table:style-name="CellBorders">
            <text:p>ITALIANO LETTERATURA </text:p>
          </table:table-cell>
          <table:table-cell table:style-name="CellBorders">
            <text:p>VOLA ALTA PAROLA </text:p>
          </table:table-cell>
          <table:table-cell table:style-name="CellBorders">
            <text:p>TRECCANI GIUNTI TVP </text:p>
          </table:table-cell>
          <table:table-cell table:style-name="CellBorders">
            <text:p>9,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3006 </text:p>
          </table:table-cell>
          <table:table-cell table:style-name="CellBorders">
            <text:p>LATINO </text:p>
          </table:table-cell>
          <table:table-cell table:style-name="CellBorders">
            <text:p>IL VOCAB LINGUA LATINA+GUIDA </text:p>
          </table:table-cell>
          <table:table-cell table:style-name="CellBorders">
            <text:p>LOESCHER EDITORE </text:p>
          </table:table-cell>
          <table:table-cell table:style-name="CellBorders">
            <text:p>105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561 </text:p>
          </table:table-cell>
          <table:table-cell table:style-name="CellBorders">
            <text:p>LATINO </text:p>
          </table:table-cell>
          <table:table-cell table:style-name="CellBorders">
            <text:p>LIBRI ET HOMINES 2 </text:p>
          </table:table-cell>
          <table:table-cell table:style-name="CellBorders">
            <text:p>SEI </text:p>
          </table:table-cell>
          <table:table-cell table:style-name="CellBorders">
            <text:p>26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88801 </text:p>
          </table:table-cell>
          <table:table-cell table:style-name="CellBorders">
            <text:p>INGLESE </text:p>
          </table:table-cell>
          <table:table-cell table:style-name="CellBorders">
            <text:p>PERFORMER SHAPING IDEAS </text:p>
          </table:table-cell>
          <table:table-cell table:style-name="CellBorders">
            <text:p>ZANICHELLI EDITORE </text:p>
          </table:table-cell>
          <table:table-cell table:style-name="CellBorders">
            <text:p>28,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1380006882 </text:p>
          </table:table-cell>
          <table:table-cell table:style-name="CellBorders">
            <text:p>INGLESE </text:p>
          </table:table-cell>
          <table:table-cell table:style-name="CellBorders">
            <text:p>NEW GET INSIDE LANGUAGE </text:p>
          </table:table-cell>
          <table:table-cell table:style-name="CellBorders">
            <text:p>MACMILLAN </text:p>
          </table:table-cell>
          <table:table-cell table:style-name="CellBorders">
            <text:p>36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1009091176 </text:p>
          </table:table-cell>
          <table:table-cell table:style-name="CellBorders">
            <text:p>INGLESE </text:p>
          </table:table-cell>
          <table:table-cell table:style-name="CellBorders">
            <text:p>BOTH SIDES B2-B2+ SB+EBOOK+WB+EBOOK+TEST&amp;TRAIN </text:p>
          </table:table-cell>
          <table:table-cell table:style-name="CellBorders">
            <text:p>CAMBRIDGE UNIVERSITY PRESS </text:p>
          </table:table-cell>
          <table:table-cell table:style-name="CellBorders">
            <text:p>33,2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20568 </text:p>
          </table:table-cell>
          <table:table-cell table:style-name="CellBorders">
            <text:p>INGLESE DIZIONARI </text:p>
          </table:table-cell>
          <table:table-cell table:style-name="CellBorders">
            <text:p>COBUILD ADVANCED LEARNER'S DICTIONARY </text:p>
          </table:table-cell>
          <table:table-cell table:style-name="CellBorders">
            <text:p>ZANICHELLI EDITORE </text:p>
          </table:table-cell>
          <table:table-cell table:style-name="CellBorders">
            <text:p>42,7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8367 </text:p>
          </table:table-cell>
          <table:table-cell table:style-name="CellBorders">
            <text:p>STORIA </text:p>
          </table:table-cell>
          <table:table-cell table:style-name="CellBorders">
            <text:p>PROFILI STORICI XXI SECOLO LE RAGIONI DELLA STORIA VOL. 2 </text:p>
          </table:table-cell>
          <table:table-cell table:style-name="CellBorders">
            <text:p>LATERZA SCOLASTICA </text:p>
          </table:table-cell>
          <table:table-cell table:style-name="CellBorders">
            <text:p>37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3884 </text:p>
          </table:table-cell>
          <table:table-cell table:style-name="CellBorders">
            <text:p>FILOSOFIA </text:p>
          </table:table-cell>
          <table:table-cell table:style-name="CellBorders">
            <text:p>PENSIERO IN MOVIMENTO 2 </text:p>
          </table:table-cell>
          <table:table-cell table:style-name="CellBorders">
            <text:p>PARAVIA </text:p>
          </table:table-cell>
          <table:table-cell table:style-name="CellBorders">
            <text:p>48,8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9424119 </text:p>
          </table:table-cell>
          <table:table-cell table:style-name="CellBorders">
            <text:p>MATEMATICA </text:p>
          </table:table-cell>
          <table:table-cell table:style-name="CellBorders">
            <text:p>COLORI DELLA MATEMATICA </text:p>
          </table:table-cell>
          <table:table-cell table:style-name="CellBorders">
            <text:p>PETRINI </text:p>
          </table:table-cell>
          <table:table-cell table:style-name="CellBorders">
            <text:p>42,1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9424140 </text:p>
          </table:table-cell>
          <table:table-cell table:style-name="CellBorders">
            <text:p>MATEMATICA </text:p>
          </table:table-cell>
          <table:table-cell table:style-name="CellBorders">
            <text:p>COLORI DELLA MATEMATICA </text:p>
          </table:table-cell>
          <table:table-cell table:style-name="CellBorders">
            <text:p>PETRINI </text:p>
          </table:table-cell>
          <table:table-cell table:style-name="CellBorders">
            <text:p>34,9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18200 </text:p>
          </table:table-cell>
          <table:table-cell table:style-name="CellBorders">
            <text:p>FISICA </text:p>
          </table:table-cell>
          <table:table-cell table:style-name="CellBorders">
            <text:p>FISICA DI CUTNELL </text:p>
          </table:table-cell>
          <table:table-cell table:style-name="CellBorders">
            <text:p>ZANICHELLI EDITORE </text:p>
          </table:table-cell>
          <table:table-cell table:style-name="CellBorders">
            <text:p>29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171 </text:p>
          </table:table-cell>
          <table:table-cell table:style-name="CellBorders">
            <text:p>CHIMICA </text:p>
          </table:table-cell>
          <table:table-cell table:style-name="CellBorders">
            <text:p>CHIMICA: MOLECOLE IN MOVIMENTO 2ED </text:p>
          </table:table-cell>
          <table:table-cell table:style-name="CellBorders">
            <text:p>ZANICHELLI EDITORE </text:p>
          </table:table-cell>
          <table:table-cell table:style-name="CellBorders">
            <text:p>37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1920430 </text:p>
          </table:table-cell>
          <table:table-cell table:style-name="CellBorders">
            <text:p>BIOLOGIA </text:p>
          </table:table-cell>
          <table:table-cell table:style-name="CellBorders">
            <text:p>IL CAMPBELL </text:p>
          </table:table-cell>
          <table:table-cell table:style-name="CellBorders">
            <text:p>PEARSON SCIENCE </text:p>
          </table:table-cell>
          <table:table-cell table:style-name="CellBorders">
            <text:p>37,3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34177 </text:p>
          </table:table-cell>
          <table:table-cell table:style-name="CellBorders">
            <text:p>STORIA DELL'ARTE </text:p>
          </table:table-cell>
          <table:table-cell table:style-name="CellBorders">
            <text:p>ITINERARIO NELL'ARTE </text:p>
          </table:table-cell>
          <table:table-cell table:style-name="CellBorders">
            <text:p>ZANICHELLI EDITORE </text:p>
          </table:table-cell>
          <table:table-cell table:style-name="CellBorders">
            <text:p>41,2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5461 </text:p>
          </table:table-cell>
          <table:table-cell table:style-name="CellBorders">
            <text:p>DISEGNO </text:p>
          </table:table-cell>
          <table:table-cell table:style-name="CellBorders">
            <text:p>DISEGNO 1 </text:p>
          </table:table-cell>
          <table:table-cell table:style-name="CellBorders">
            <text:p>SEI </text:p>
          </table:table-cell>
          <table:table-cell table:style-name="CellBorders">
            <text:p>13,1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>
    <style:page-layout style:name="LandscapeLayout">
      <style:page-layout-properties fo:margin="1cm" fo:page-width="29.7cm" fo:page-height="21cm" style:print-orientation="landscape"/>
    </style:page-layout>
    <style:page-layout style:name="LandscapeLayout">
      <style:page-layout-properties fo:margin="1cm" fo:page-width="29.7cm" fo:page-height="21cm" style:print-orientation="landscape"/>
    </style:page-layout>
  </office:automatic-styles>
  <office:master-styles>
    <style:master-page style:name="LandscapeMasterPage" style:page-layout-name="LandscapeLayout" style:display-name="LandscapeMasterPage"/>
    <style:master-page style:name="Default" style:page-layout-name="Landscape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